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style-name="ce0"/>
          <table:table-cell table:style-name="ce0"/>
          <table:table-cell table:style-name="ce0" office:value-type="string">
            <text:p>I heard from Momma that the ladies' section in
the Secret Springs is more spacious than the
mens' section.</text:p>
          </table:table-cell>
          <table:table-cell table:number-columns-repeated="1020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style-name="ce0"/>
          <table:table-cell table:style-name="ce0"/>
          <table:table-cell table:style-name="ce0" office:value-type="string">
            <text:p>Th-That must mean that when it's busy, the
men are all rubbing up against each other in
their birthday suits, sopping wet...</text:p>
          </table:table-cell>
          <table:table-cell table:number-columns-repeated="1020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style-name="ce0"/>
          <table:table-cell table:style-name="ce0"/>
          <table:table-cell table:style-name="ce0" office:value-type="string">
            <text:p>Dazed, their insides burning with passion,
feeling each other's warm embrace, a forbidden
lust, theeeeyaaaaaaaaaaarrrg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